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c86a" officeooo:paragraph-rsid="0011c86a"/>
    </style:style>
    <style:style style:name="P2" style:family="paragraph" style:parent-style-name="Table_20_Contents">
      <style:text-properties officeooo:rsid="0013c300" officeooo:paragraph-rsid="0013c300"/>
    </style:style>
    <style:style style:name="P3" style:family="paragraph" style:parent-style-name="Table_20_Contents">
      <style:text-properties officeooo:rsid="0013feab" officeooo:paragraph-rsid="0013feab"/>
    </style:style>
    <style:style style:name="P4" style:family="paragraph" style:parent-style-name="Table_20_Contents">
      <style:text-properties officeooo:rsid="0011c86a" officeooo:paragraph-rsid="0015cd31"/>
    </style:style>
    <style:style style:name="P5" style:family="paragraph" style:parent-style-name="Table_20_Contents">
      <style:text-properties officeooo:rsid="0013c300" officeooo:paragraph-rsid="0015cd31"/>
    </style:style>
    <style:style style:name="P6" style:family="paragraph" style:parent-style-name="Table_20_Contents">
      <style:text-properties officeooo:rsid="0013c300" officeooo:paragraph-rsid="0013c300"/>
    </style:style>
    <style:style style:name="P7" style:family="paragraph" style:parent-style-name="Table_20_Contents">
      <style:text-properties officeooo:rsid="0015cd31" officeooo:paragraph-rsid="0015cd31"/>
    </style:style>
    <style:style style:name="P8" style:family="paragraph" style:parent-style-name="Table_20_Contents">
      <style:text-properties officeooo:rsid="0013feab" officeooo:paragraph-rsid="0013feab"/>
    </style:style>
    <style:style style:name="P9" style:family="paragraph" style:parent-style-name="Table_20_Contents">
      <style:text-properties officeooo:rsid="0013c300" officeooo:paragraph-rsid="0015cd31" fo:background-color="#ffff00"/>
    </style:style>
    <style:style style:name="T1" style:family="text">
      <style:text-properties officeooo:rsid="0011c86a"/>
    </style:style>
    <style:style style:name="T2" style:family="text">
      <style:text-properties officeooo:rsid="0015cd31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3feab" fo:background-color="#ffff00" loext:char-shading-value="0"/>
    </style:style>
    <style:style style:name="T6" style:family="text">
      <style:text-properties officeooo:rsid="0013feab" fo:background-color="#ffff00" loext:char-shading-value="0"/>
    </style:style>
    <style:style style:name="T7" style:family="text">
      <style:text-properties officeooo:rsid="0015cd31" fo:background-color="#ffff00" loext:char-shading-value="0"/>
    </style:style>
    <style:style style:name="T8" style:family="text">
      <style:text-properties officeooo:rsid="0015cd31" fo:background-color="#ffff00" loext:char-shading-value="0"/>
    </style:style>
    <style:style style:name="T9" style:family="text">
      <style:text-properties officeooo:rsid="0013fe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The actual tile used on this maplocation.</text:p>
            <text:p text:style-name="P2">Choices:</text:p>
            <text:p text:style-name="P2">(0,0,255) <text:span text:style-name="T4">wall</text:span></text:p>
            <text:p text:style-name="P2">(255,0,0) <text:span text:style-name="T4">grass</text:span></text:p>
            <text:p text:style-name="P3">(255,0,1) <text:span text:style-name="T4">gray floor tile</text:span></text:p>
            <text:p text:style-name="P3">(255,0,2) <text:span text:style-name="T4">gray floor tile with a bit of grass on the bottom</text:span></text:p>
            <text:p text:style-name="P7">(255,0,3) <text:span text:style-name="T6">gray floor tile with a bit of grass on the </text:span><text:span text:style-name="T4">right</text:span></text:p>
            <text:p text:style-name="P2"/>
          </table:table-cell>
          <table:table-cell table:style-name="Table1.A1" office:value-type="string">
            <text:p text:style-name="P1">The <text:span text:style-name="T2">pickup/</text:span>monster that is positioned in this maplocation, black for none.</text:p>
            <text:p text:style-name="P2">Supported monsters:</text:p>
            <text:p text:style-name="P2">(255,255,0) <text:span text:style-name="T8">alien</text:span></text:p>
            <text:p text:style-name="P2">(255,255,1) <text:span text:style-name="T8">big green</text:span></text:p>
            <text:p text:style-name="P7">supported pickups:</text:p>
            <text:p text:style-name="P7">(255,0,255) <text:span text:style-name="T4">ammo</text:span></text:p>
            <text:p text:style-name="P7">(255,1,255) <text:span text:style-name="T4">health</text:span></text:p>
          </table:table-cell>
          <table:table-cell table:style-name="Table1.A1" office:value-type="string">
            <text:p text:style-name="P1">Flag:</text:p>
            <text:p text:style-name="P1">white: spawnpoint</text:p>
            <text:p text:style-name="P1">(0,0,255): <text:span text:style-name="T4">keystone</text:span></text:p>
            <text:p text:style-name="P1">(0,0,254): <text:span text:style-name="T4">trigger stone</text:span></text:p>
            <text:p text:style-name="P1"/>
          </table:table-cell>
          <table:table-cell table:style-name="Table1.D1" office:value-type="string">
            <text:p text:style-name="P2">the id of the <text:span text:style-name="T4">triggergroup</text:span> (triggerid)</text:p>
          </table:table-cell>
        </table:table-row>
        <table:table-row>
          <table:table-cell table:style-name="Table1.A2" office:value-type="string">
            <text:p text:style-name="P4">If the Flag is 'keystone'</text:p>
            <text:p text:style-name="P4">Location to start drawing the next level:</text:p>
            <text:p text:style-name="P9"><text:span text:style-name="T1">(0,x,y)</text:span></text:p>
            <text:p text:style-name="P5">If the Flag is 'trigger':</text:p>
            <text:p text:style-name="P2">the id of the triggergroup it triggers (aka the <text:span text:style-name="T4">triggerid</text:span>)</text:p>
            <text:p text:style-name="P2"/>
          </table:table-cell>
          <table:table-cell table:style-name="Table1.A2" office:value-type="string">
            <text:p text:style-name="P3">Unused for now</text:p>
          </table:table-cell>
          <table:table-cell table:style-name="Table1.A2" office:value-type="string">
            <text:p text:style-name="P3">Unused for now</text:p>
          </table:table-cell>
          <table:table-cell table:style-name="Table1.D2" office:value-type="string">
            <text:p text:style-name="P3">Unused for now</text:p>
          </table:table-cell>
        </table:table-row>
        <table:table-row>
          <table:table-cell table:style-name="Table1.A2" office:value-type="string">
            <text:p text:style-name="P3">Unused for now</text:p>
            <text:p text:style-name="P3"/>
            <text:p text:style-name="P3"/>
            <text:p text:style-name="P3"/>
            <text:p text:style-name="P3"/>
          </table:table-cell>
          <table:table-cell table:style-name="Table1.A2" office:value-type="string">
            <text:p text:style-name="P3">Unused for now</text:p>
          </table:table-cell>
          <table:table-cell table:style-name="Table1.A2" office:value-type="string">
            <text:p text:style-name="P3">Unused for now</text:p>
          </table:table-cell>
          <table:table-cell table:style-name="Table1.D2" office:value-type="string">
            <text:p text:style-name="P3">Unused for now</text:p>
          </table:table-cell>
        </table:table-row>
        <table:table-row>
          <table:table-cell table:style-name="Table1.A2" office:value-type="string">
            <text:p text:style-name="P3">Unused for now</text:p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1.A2" office:value-type="string">
            <text:p text:style-name="P3">Unused for now</text:p>
          </table:table-cell>
          <table:table-cell table:style-name="Table1.A2" office:value-type="string">
            <text:p text:style-name="P3">Unused for now</text:p>
          </table:table-cell>
          <table:table-cell table:style-name="Table1.D2" office:value-type="string">
            <text:p text:style-name="P3">Unused for now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0:54:31.855000000</meta:creation-date>
    <dc:date>2016-02-07T21:25:16.140000000</dc:date>
    <meta:editing-duration>PT14M9S</meta:editing-duration>
    <meta:editing-cycles>2</meta:editing-cycles>
    <meta:generator>LibreOffice/5.0.4.2$Windows_X86_64 LibreOffice_project/2b9802c1994aa0b7dc6079e128979269cf95bc78</meta:generator>
    <meta:document-statistic meta:table-count="1" meta:image-count="0" meta:object-count="0" meta:page-count="1" meta:paragraph-count="35" meta:word-count="139" meta:character-count="816" meta:non-whitespace-character-count="712"/>
  </office:meta>
</office:document-meta>
</file>